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NewRomanPSMT" svg:font-family="TimesNewRomanPSMT"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paragraph-properties fo:line-height="150%"/>
    </style:style>
    <style:style style:name="P4" style:family="paragraph" style:parent-style-name="Standard" style:list-style-name="">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T1" style:family="text">
      <style:text-properties style:font-name="TimesNewRomanPSMT"/>
    </style:style>
    <style:style style:name="T2" style:family="text">
      <style:text-properties style:font-name="TimesNewRomanPSMT" fo:font-size="12pt" style:font-name-asian="TimesNewRomanPSMT" style:font-size-asian="12pt" style:font-name-complex="TimesNewRomanPSMT" style:font-size-complex="12pt"/>
    </style:style>
    <style:style style:name="T3" style:family="text">
      <style:text-properties fo:font-size="12pt"/>
    </style:style>
    <style:style style:name="T4" style:family="text">
      <style:text-properties style:font-name-asian="TimesNewRomanPSMT"/>
    </style:style>
    <style:style style:name="T5" style:family="text">
      <style:text-properties style:font-size-asian="12pt"/>
    </style:style>
    <style:style style:name="T6" style:family="text">
      <style:text-properties style:font-name-complex="TimesNewRomanPSMT"/>
    </style:style>
    <style:style style:name="T7" style:family="text">
      <style:text-properties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D-Bus Signal Based Inter-Process Communications <text:s/>for Distributed Multi-robot Control </text:p>
      <text:p text:style-name="Standard"/>
      <text:p text:style-name="Standard">[Introduction]</text:p>
      <text:list xml:id="list1026613537" text:style-name="L2">
        <text:list-item>
          <text:p text:style-name="P1">Need for an IPC</text:p>
        </text:list-item>
      </text:list>
      <text:list xml:id="list2012782491" text:style-name="L3">
        <text:list-item>
          <text:p text:style-name="P2">Various forms of IPC</text:p>
        </text:list-item>
        <text:list-item>
          <text:p text:style-name="P2">Limitations of traditional IPCs: lack of real-time support, tight coupling</text:p>
        </text:list-item>
        <text:list-item>
          <text:p text:style-name="P2">D-Bus a suitable alternative IPC</text:p>
        </text:list-item>
        <text:list-item>
          <text:p text:style-name="P2">Application in multi-robot control</text:p>
        </text:list-item>
        <text:list-item>
          <text:p text:style-name="P2">In this paper</text:p>
        </text:list-item>
        <text:list-item>
          <text:p text:style-name="P2">Contributions</text:p>
        </text:list-item>
        <text:list-item>
          <text:p text:style-name="P2">Rest of this paper</text:p>
        </text:list-item>
      </text:list>
      <text:p text:style-name="Standard"/>
      <text:p text:style-name="P3">Inter-process communications (IPC) among various desktop software components enable them to talk to each other and exchange data, messages or request of services. Technological advancements in computer and communication systems <text:s/>now allow robotic researchers to set-up and conduct experiments on multi-robot systems (MRS) from <text:s/>desktop PCs. Many compelling reasons, including open licensing model, availability of open-source tools for almost free of cost, community support etc., make Linux as the most preferable operating system for MRS research. However the integration of heterogeneous software components in Linux desktop becomes a challenging issue, particularly when each robot-control software (hereafter called robot-controller client or RCC for short) needs sensory and other data input from various other software components (e.g. pose data from a tracker server, task information from a task server etc.). <text:s/></text:p>
      <text:p text:style-name="P3">Traditional IPC solutions in a standard Linux desktop, e.g. pipes, sockets, X atoms, shared memory, temporary files etc., <text:s/>are too heterogeneous to meet the demand of a dynamic software system \cite{Wittenburg2005}. On the other hand, complex and heavy IPC like CORBA fails to integrate into a development tool-chain efficiently. They also require a steep learning curve due to their complex implementations. Besides, the failure of Desktop Communication Protocol (DCOP) in system-wide integration and interoperability encouraged the development effort of the D-Bus message bus system (D-Bus for short).</text:p>
      <text:p text:style-name="P3"/>
      <text:p text:style-name="P3">D-BUS was designed from scratch to replace CORBA and DCOP and to fulfil the needs of a modern Linux system. D-BUS can perform basic application IPC, allowing one process to shuttle data to another. D-BUS can facilitate sending events, or signals, through the system, allowing different components in the system to communicate and ultimately to integrate better. D-BUS is unique from other IPC mechanisms in several ways, e.g. 1) the basic unit of IPC in D-BUS is a message, not a byte stream, 2) D-BUS is bus-based and 3) It has separate system-wide and user/session-wide bus <text:s/>\cite{Love2006} . The simplest form of communication is process to <text:soft-page-break/>process. D-BUS, however, provides a daemon, known as the message bus daemon, that routes messages between processes on a specific bus. In this fashion, a bus topology is formed, allowing processes to speak to one or more applications at the same time. Applications can send to or listen for various events on the bu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NewRomanPSMT" svg:font-family="TimesNewRomanPSMT"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mar </meta:initial-creator>
    <meta:creation-date>2010-04-03T12:59:15</meta:creation-date>
    <meta:generator>OpenOffice.org/3.1$Linux OpenOffice.org_project/310m19$Build-9420</meta:generator>
    <dc:date>2010-04-09T22:09:36</dc:date>
    <dc:creator>Omar </dc:creator>
    <meta:editing-duration>PT05H46M27S</meta:editing-duration>
    <meta:editing-cycles>5</meta:editing-cycles>
    <meta:document-statistic meta:table-count="0" meta:image-count="0" meta:object-count="0" meta:page-count="2" meta:paragraph-count="13" meta:word-count="428" meta:character-count="2811"/>
  </office:meta>
</office:document-meta>
</file>